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8f9c" officeooo:paragraph-rsid="00198eb5"/>
    </style:style>
    <style:style style:name="P2" style:family="paragraph" style:parent-style-name="Standard">
      <style:text-properties officeooo:rsid="00168f9c" officeooo:paragraph-rsid="001afeba"/>
    </style:style>
    <style:style style:name="P3" style:family="paragraph" style:parent-style-name="Standard">
      <style:text-properties officeooo:rsid="00168f9c" officeooo:paragraph-rsid="00214d6b"/>
    </style:style>
    <style:style style:name="P4" style:family="paragraph" style:parent-style-name="Standard">
      <style:text-properties officeooo:rsid="00168f9c" officeooo:paragraph-rsid="00255f20"/>
    </style:style>
    <style:style style:name="P5" style:family="paragraph" style:parent-style-name="Standard">
      <style:text-properties officeooo:rsid="00168f9c" officeooo:paragraph-rsid="00289861"/>
    </style:style>
    <style:style style:name="P6" style:family="paragraph" style:parent-style-name="Standard">
      <style:text-properties officeooo:rsid="00168f9c" officeooo:paragraph-rsid="002db520"/>
    </style:style>
    <style:style style:name="P7" style:family="paragraph" style:parent-style-name="Standard">
      <style:text-properties officeooo:rsid="00168f9c" officeooo:paragraph-rsid="0030fe01"/>
    </style:style>
    <style:style style:name="P8" style:family="paragraph" style:parent-style-name="Standard">
      <style:text-properties officeooo:rsid="0022264f" officeooo:paragraph-rsid="0022264f"/>
    </style:style>
    <style:style style:name="P9" style:family="paragraph" style:parent-style-name="Standard">
      <style:text-properties officeooo:rsid="0022264f" officeooo:paragraph-rsid="00255f20"/>
    </style:style>
    <style:style style:name="P10" style:family="paragraph" style:parent-style-name="Standard">
      <style:text-properties officeooo:rsid="0022264f" officeooo:paragraph-rsid="002db520"/>
    </style:style>
    <style:style style:name="P11" style:family="paragraph" style:parent-style-name="Standard">
      <style:text-properties officeooo:rsid="002385a7" officeooo:paragraph-rsid="002385a7"/>
    </style:style>
    <style:style style:name="P12" style:family="paragraph" style:parent-style-name="Standard">
      <style:text-properties officeooo:rsid="002385a7" officeooo:paragraph-rsid="002db520"/>
    </style:style>
    <style:style style:name="P13" style:family="paragraph" style:parent-style-name="Standard">
      <style:text-properties fo:color="#00a933" loext:opacity="100%" officeooo:rsid="00168f9c" officeooo:paragraph-rsid="00298e94" fo:background-color="transparent"/>
    </style:style>
    <style:style style:name="P14" style:family="paragraph" style:parent-style-name="Standard">
      <style:text-properties fo:color="#00a933" loext:opacity="100%" officeooo:rsid="00168f9c" officeooo:paragraph-rsid="0030fe01"/>
    </style:style>
    <style:style style:name="P15" style:family="paragraph" style:parent-style-name="Standard">
      <style:text-properties fo:color="#00a933" loext:opacity="100%" officeooo:rsid="0022264f" officeooo:paragraph-rsid="0030fe01"/>
    </style:style>
    <style:style style:name="P16" style:family="paragraph" style:parent-style-name="Standard">
      <style:text-properties fo:color="#00a933" loext:opacity="100%" officeooo:rsid="002db520" officeooo:paragraph-rsid="0030fe01"/>
    </style:style>
    <style:style style:name="P17" style:family="paragraph" style:parent-style-name="Standard">
      <style:text-properties fo:color="#00a933" loext:opacity="100%" officeooo:rsid="002385a7" officeooo:paragraph-rsid="0034c832"/>
    </style:style>
    <style:style style:name="P18" style:family="paragraph" style:parent-style-name="Standard">
      <style:text-properties officeooo:rsid="002b1ecf" officeooo:paragraph-rsid="002b1ecf"/>
    </style:style>
    <style:style style:name="P19" style:family="paragraph" style:parent-style-name="Standard">
      <style:text-properties officeooo:rsid="002b1ecf" officeooo:paragraph-rsid="002db520"/>
    </style:style>
    <style:style style:name="P20" style:family="paragraph" style:parent-style-name="Standard">
      <style:text-properties style:use-window-font-color="true" loext:opacity="0%" officeooo:rsid="002db520" officeooo:paragraph-rsid="002db520" fo:background-color="transparent"/>
    </style:style>
    <style:style style:name="P21" style:family="paragraph" style:parent-style-name="Standard">
      <style:text-properties style:use-window-font-color="true" loext:opacity="0%" officeooo:rsid="002b1ecf" officeooo:paragraph-rsid="002db520" fo:background-color="transparent"/>
    </style:style>
    <style:style style:name="P22" style:family="paragraph" style:parent-style-name="Standard">
      <style:text-properties style:use-window-font-color="true" loext:opacity="0%" style:text-underline-style="solid" style:text-underline-width="auto" style:text-underline-color="font-color" fo:font-weight="bold" officeooo:rsid="002db520" officeooo:paragraph-rsid="002db520" fo:background-color="transparent" style:font-weight-asian="bold" style:font-weight-complex="bold"/>
    </style:style>
    <style:style style:name="P23" style:family="paragraph" style:parent-style-name="Standard">
      <style:text-properties officeooo:rsid="002db520" officeooo:paragraph-rsid="002db520"/>
    </style:style>
    <style:style style:name="P24" style:family="paragraph" style:parent-style-name="Standard">
      <style:text-properties officeooo:rsid="00306759" officeooo:paragraph-rsid="00306759"/>
    </style:style>
    <style:style style:name="P25" style:family="paragraph" style:parent-style-name="Standard">
      <style:text-properties officeooo:rsid="00322e84" officeooo:paragraph-rsid="00322e84"/>
    </style:style>
    <style:style style:name="P26" style:family="paragraph" style:parent-style-name="Standard">
      <style:text-properties officeooo:rsid="003319e5" officeooo:paragraph-rsid="003319e5"/>
    </style:style>
    <style:style style:name="P27" style:family="paragraph" style:parent-style-name="Standard">
      <style:text-properties style:text-underline-style="solid" style:text-underline-width="auto" style:text-underline-color="font-color" fo:font-weight="bold" officeooo:rsid="00306759" officeooo:paragraph-rsid="00306759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34c832" officeooo:paragraph-rsid="0034c832" style:font-size-asian="16pt" style:font-weight-asian="bold" style:font-size-complex="16pt" style:font-weight-complex="bold"/>
    </style:style>
    <style:style style:name="P29" style:family="paragraph" style:parent-style-name="Standard">
      <style:text-properties fo:font-style="normal" style:text-underline-style="solid" style:text-underline-width="auto" style:text-underline-color="font-color" fo:font-weight="normal" officeooo:rsid="0034c832" officeooo:paragraph-rsid="0034c832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style:text-underline-style="solid" style:text-underline-width="auto" style:text-underline-color="font-color" fo:font-weight="normal" officeooo:rsid="00387787" officeooo:paragraph-rsid="00387787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color="#00a933" loext:opacity="100%" fo:font-style="normal" style:text-underline-style="none" fo:font-weight="normal" officeooo:rsid="00168f9c" officeooo:paragraph-rsid="00387787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color="#00a933" loext:opacity="100%" officeooo:rsid="00168f9c" officeooo:paragraph-rsid="0034c832" fo:background-color="transparent"/>
    </style:style>
    <style:style style:name="P33" style:family="paragraph" style:parent-style-name="Standard">
      <style:text-properties fo:color="#00a933" loext:opacity="100%" officeooo:paragraph-rsid="00387787"/>
    </style:style>
    <style:style style:name="P34" style:family="paragraph" style:parent-style-name="Standard">
      <style:text-properties officeooo:rsid="00168f9c" officeooo:paragraph-rsid="003563db"/>
    </style:style>
    <style:style style:name="P35" style:family="paragraph" style:parent-style-name="Standard">
      <style:text-properties officeooo:rsid="00168f9c" officeooo:paragraph-rsid="003666b0"/>
    </style:style>
    <style:style style:name="P36" style:family="paragraph" style:parent-style-name="Standard">
      <style:text-properties officeooo:rsid="00168f9c" officeooo:paragraph-rsid="002db520"/>
    </style:style>
    <style:style style:name="P37" style:family="paragraph" style:parent-style-name="Standard">
      <style:text-properties officeooo:rsid="00168f9c" officeooo:paragraph-rsid="00382095"/>
    </style:style>
    <style:style style:name="P38" style:family="paragraph" style:parent-style-name="Standard">
      <style:text-properties officeooo:paragraph-rsid="00255f20"/>
    </style:style>
    <style:style style:name="P39" style:family="paragraph" style:parent-style-name="Standard">
      <style:text-properties officeooo:rsid="00289861" officeooo:paragraph-rsid="00289861"/>
    </style:style>
    <style:style style:name="P40" style:family="paragraph" style:parent-style-name="Standard">
      <style:text-properties officeooo:paragraph-rsid="00382095"/>
    </style:style>
    <style:style style:name="T1" style:family="text">
      <style:text-properties officeooo:rsid="00168f9c"/>
    </style:style>
    <style:style style:name="T2" style:family="text">
      <style:text-properties officeooo:rsid="001e0d92"/>
    </style:style>
    <style:style style:name="T3" style:family="text">
      <style:text-properties officeooo:rsid="001eacac"/>
    </style:style>
    <style:style style:name="T4" style:family="text">
      <style:text-properties officeooo:rsid="001fad1b"/>
    </style:style>
    <style:style style:name="T5" style:family="text">
      <style:text-properties officeooo:rsid="00205834"/>
    </style:style>
    <style:style style:name="T6" style:family="text">
      <style:text-properties officeooo:rsid="00214d6b"/>
    </style:style>
    <style:style style:name="T7" style:family="text">
      <style:text-properties officeooo:rsid="0022264f"/>
    </style:style>
    <style:style style:name="T8" style:family="text">
      <style:text-properties officeooo:rsid="002385a7"/>
    </style:style>
    <style:style style:name="T9" style:family="text">
      <style:text-properties officeooo:rsid="00255f20"/>
    </style:style>
    <style:style style:name="T10" style:family="text">
      <style:text-properties officeooo:rsid="00289861"/>
    </style:style>
    <style:style style:name="T11" style:family="text">
      <style:text-properties officeooo:rsid="00298e94"/>
    </style:style>
    <style:style style:name="T12" style:family="text">
      <style:text-properties officeooo:rsid="002b1ecf"/>
    </style:style>
    <style:style style:name="T13" style:family="text">
      <style:text-properties officeooo:rsid="002db520"/>
    </style:style>
    <style:style style:name="T14" style:family="text">
      <style:text-properties officeooo:rsid="00306759"/>
    </style:style>
    <style:style style:name="T15" style:family="text">
      <style:text-properties officeooo:rsid="0030fe01"/>
    </style:style>
    <style:style style:name="T16" style:family="text">
      <style:text-properties officeooo:rsid="00322e84"/>
    </style:style>
    <style:style style:name="T17" style:family="text">
      <style:text-properties officeooo:rsid="003319e5"/>
    </style:style>
    <style:style style:name="T18" style:family="text">
      <style:text-properties officeooo:rsid="001d96f2"/>
    </style:style>
    <style:style style:name="T19" style:family="text">
      <style:text-properties fo:color="#00a933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Assignment 5 (Both Ways)</text:p>
      <text:p text:style-name="P18"/>
      <text:p text:style-name="P18">Create table Stud_Marks(name nvarchar(20), total_marks int);</text:p>
      <text:p text:style-name="P18"/>
      <text:p text:style-name="P18">Insert into Stud_Marks values("A", 1023), ("B", 923), ("C", 848), ("D", 764);</text:p>
      <text:p text:style-name="P18"/>
      <text:p text:style-name="P18">Create table Result(roll int, name nvarchar(20), class nvarchar(30));</text:p>
      <text:p text:style-name="P18"/>
      <text:p text:style-name="P18"/>
      <text:p text:style-name="P27">Method 1:</text:p>
      <text:p text:style-name="P24"/>
      <text:p text:style-name="P18">Delimiter $$</text:p>
      <text:p text:style-name="P1"/>
      <text:p text:style-name="P1">create <text:span text:style-name="T6">function</text:span> <text:span text:style-name="T6">func</text:span>_Grade(roll int, name nvarchar(20)) </text:p>
      <text:p text:style-name="P3"><text:span text:style-name="T7">Return</text:span><text:span text:style-name="T8">s</text:span><text:span text:style-name="T7"> </text:span><text:span text:style-name="T12">n</text:span><text:span text:style-name="T7">varchar(20)</text:span></text:p>
      <text:p text:style-name="P8">BEGI<text:span text:style-name="T9">N</text:span></text:p>
      <text:p text:style-name="P3">declare rollno int; </text:p>
      <text:p text:style-name="P2">declare <text:span text:style-name="T9">f</text:span><text:span text:style-name="T4">_n</text:span>ame nvarchar(20); </text:p>
      <text:p text:style-name="P2">declare marks int; <text:tab/></text:p>
      <text:p text:style-name="P38"><text:span text:style-name="T9">declare class nvarchar(20);</text:span><text:span text:style-name="T1"> </text:span></text:p>
      <text:p text:style-name="P2">set rollno = roll; </text:p>
      <text:p text:style-name="P4">set <text:span text:style-name="T9">f</text:span><text:span text:style-name="T4">_n</text:span>ame = name; <text:tab/></text:p>
      <text:p text:style-name="P34">select total_marks into marks from Stud_Marks where Stud_Marks.name = <text:span text:style-name="T9">f</text:span><text:span text:style-name="T4">_n</text:span>ame;</text:p>
      <text:p text:style-name="P4">if 990 &lt;= marks <text:span text:style-name="T2">AND marks </text:span>&lt;= 150<text:span text:style-name="T3">0</text:span> then <text:span text:style-name="T9">set class = </text:span>"<text:span text:style-name="T9">Distinction</text:span>"; end if;</text:p>
      <text:p text:style-name="P4">if 900 &lt;= marks <text:span text:style-name="T2">AND marks </text:span>&lt;= 989 then <text:span text:style-name="T9">set class = </text:span><text:s/>"First Class"; end if;</text:p>
      <text:p text:style-name="P4">if <text:span text:style-name="T5">825</text:span> &lt;= marks <text:span text:style-name="T2">AND marks </text:span>&lt;= <text:span text:style-name="T5">899</text:span> then <text:span text:style-name="T9">set class =</text:span> "Higher Second Class"; end if;</text:p>
      <text:p text:style-name="P4">if marks &lt; 825 then <text:span text:style-name="T9">set class =</text:span> "Pass"; end if; </text:p>
      <text:p text:style-name="P11">return <text:span text:style-name="T9">class</text:span><text:span text:style-name="T1">;</text:span></text:p>
      <text:p text:style-name="P1">End$$</text:p>
      <text:p text:style-name="P1"/>
      <text:p text:style-name="P1"/>
      <text:p text:style-name="P4">create <text:span text:style-name="T9">procedure</text:span> <text:span text:style-name="T9">proc</text:span>_Grade(roll int, name nvarchar(20))</text:p>
      <text:p text:style-name="P9">BEGI<text:span text:style-name="T9">N</text:span></text:p>
      <text:p text:style-name="P4">declare rollno int;</text:p>
      <text:p text:style-name="P4">declare <text:span text:style-name="T4">p_n</text:span>ame nvarchar(20);</text:p>
      <text:p text:style-name="P39">declare class nvarchar(20);</text:p>
      <text:p text:style-name="P40">declare exit handler for not found begin select "Value Not Found" <text:span text:style-name="T18">As Error</text:span>; </text:p>
      <text:p text:style-name="P37">end;</text:p>
      <text:p text:style-name="P4">set rollno = roll;</text:p>
      <text:p text:style-name="P4">set <text:span text:style-name="T4">p_n</text:span>ame = name;</text:p>
      <text:p text:style-name="P5"><text:span text:style-name="T9">select fun</text:span><text:span text:style-name="T10">c</text:span><text:span text:style-name="T9">_Grade(rollno, p_name</text:span>) <text:span text:style-name="T10">into class;</text:span></text:p>
      <text:p text:style-name="P4">insert into Result values(rollno, <text:span text:style-name="T4">p_n</text:span>ame, <text:span text:style-name="T10">class)</text:span>;</text:p>
      <text:p text:style-name="P4">End$$</text:p>
      <text:p text:style-name="P4"/>
      <text:p text:style-name="P18">Delimiter ;</text:p>
      <text:p text:style-name="P4"/>
      <text:p text:style-name="P13">//<text:span text:style-name="T11">Do NOT use “Name” as a variable//</text:span></text:p>
      <text:p text:style-name="P13">//<text:span text:style-name="T17">se</text:span>lect concat(" ", marks) as marks;//<text:tab/></text:p>
      <text:p text:style-name="P13"><text:soft-page-break/></text:p>
      <text:p text:style-name="P13"/>
      <text:p text:style-name="P20"/>
      <text:p text:style-name="P20"/>
      <text:p text:style-name="P20"/>
      <text:p text:style-name="P22">Method 2:</text:p>
      <text:p text:style-name="P20"/>
      <text:p text:style-name="P19">Delimiter $$</text:p>
      <text:p text:style-name="P6"/>
      <text:p text:style-name="P6">create p<text:span text:style-name="T6">roce</text:span>dure <text:span text:style-name="T13">proc_Grade</text:span><text:span text:style-name="T14">2</text:span>(roll int, name nvarchar(20), <text:span text:style-name="T15">OUT class </text:span><text:span text:style-name="T16">nvarchar(20)</text:span>) </text:p>
      <text:p text:style-name="P10">BEGI<text:span text:style-name="T9">N</text:span></text:p>
      <text:p text:style-name="P6">declare rollno int; </text:p>
      <text:p text:style-name="P6">declare <text:span text:style-name="T14">p</text:span><text:span text:style-name="T4">_n</text:span>ame nvarchar(20); </text:p>
      <text:p text:style-name="P6">declare marks int;</text:p>
      <text:p text:style-name="P6">set rollno = roll; </text:p>
      <text:p text:style-name="P6">set <text:span text:style-name="T14">p</text:span><text:span text:style-name="T4">_n</text:span>ame = name;</text:p>
      <text:p text:style-name="P35">select total_marks into marks from Stud_Marks where Stud_Marks.name = <text:span text:style-name="T15">p</text:span><text:span text:style-name="T4">_n</text:span>ame;</text:p>
      <text:p text:style-name="P6">if 990 &lt;= marks <text:span text:style-name="T2">AND marks </text:span>&lt;= 150<text:span text:style-name="T3">0</text:span> then <text:span text:style-name="T9">set class = </text:span>"<text:span text:style-name="T9">Distinction</text:span>"; end if;</text:p>
      <text:p text:style-name="P6">if 900 &lt;= marks <text:span text:style-name="T2">AND marks </text:span>&lt;= 989 then <text:span text:style-name="T9">set class = </text:span><text:s/>"First Class"; end if;</text:p>
      <text:p text:style-name="P6">if <text:span text:style-name="T5">825</text:span> &lt;= marks <text:span text:style-name="T2">AND marks </text:span>&lt;= <text:span text:style-name="T5">899</text:span> then <text:span text:style-name="T9">set class =</text:span> "Higher Second Class"; end if;</text:p>
      <text:p text:style-name="P6">if marks &lt; 825 then <text:span text:style-name="T9">set class =</text:span> "Pass"; end if; </text:p>
      <text:p text:style-name="P6">End$$</text:p>
      <text:p text:style-name="P6"/>
      <text:p text:style-name="P6"/>
      <text:p text:style-name="P6">create <text:span text:style-name="T13">function</text:span> <text:span text:style-name="T13">func</text:span>_Grade<text:span text:style-name="T14">2</text:span>(roll int, name nvarchar(20))</text:p>
      <text:p text:style-name="P6"><text:span text:style-name="T7">Return</text:span><text:span text:style-name="T8">s</text:span><text:span text:style-name="T7"> </text:span><text:span text:style-name="T12">n</text:span><text:span text:style-name="T7">varchar(20)</text:span></text:p>
      <text:p text:style-name="P10">BEGI<text:span text:style-name="T9">N</text:span></text:p>
      <text:p text:style-name="P6">declare rollno int;</text:p>
      <text:p text:style-name="P23">declare message nvarchar(20);</text:p>
      <text:p text:style-name="P6">declare <text:span text:style-name="T14">f</text:span><text:span text:style-name="T4">_n</text:span>ame nvarchar(20);</text:p>
      <text:p text:style-name="P25">declare class2 nvarchar(20);</text:p>
      <text:p text:style-name="P6">set rollno = roll;</text:p>
      <text:p text:style-name="P6">set <text:span text:style-name="T14">f</text:span><text:span text:style-name="T4">_n</text:span>ame = name;</text:p>
      <text:p text:style-name="P23">set message = <text:span text:style-name="T1">"</text:span>Success<text:span text:style-name="T1">"</text:span>;</text:p>
      <text:p text:style-name="P6"><text:span text:style-name="T14">call</text:span><text:span text:style-name="T9"> </text:span><text:span text:style-name="T14">proc</text:span><text:span text:style-name="T9">_Grade</text:span><text:span text:style-name="T14">2</text:span><text:span text:style-name="T9">(rollno, </text:span><text:span text:style-name="T14">f</text:span><text:span text:style-name="T9">_name, </text:span><text:span text:style-name="T15">@</text:span><text:span text:style-name="T17">classtemp</text:span>);</text:p>
      <text:p text:style-name="P26">select @classtemp into class2;</text:p>
      <text:p text:style-name="P7">insert into Result values(rollno, <text:span text:style-name="T17">f</text:span><text:span text:style-name="T4">_n</text:span>ame, <text:span text:style-name="T10">class</text:span><text:span text:style-name="T16">2</text:span><text:span text:style-name="T10">)</text:span>;</text:p>
      <text:p text:style-name="P12">return <text:span text:style-name="T13">message</text:span><text:span text:style-name="T1">;</text:span></text:p>
      <text:p text:style-name="P6">End$$</text:p>
      <text:p text:style-name="P6"/>
      <text:p text:style-name="P21">Delimiter ;</text:p>
      <text:p text:style-name="P29"><text:span text:style-name="T19"/></text:p>
      <text:p text:style-name="P29"><text:span text:style-name="T19"/></text:p>
      <text:p text:style-name="P30"><text:span text:style-name="T19">IMP:</text:span></text:p>
      <text:p text:style-name="P33">declare exit handler for not found begin select "Value Not Found" <text:span text:style-name="T18">As Error</text:span>; </text:p>
      <text:p text:style-name="P31">end;</text:p>
      <text:p text:style-name="P29"><text:span text:style-name="T19"/></text:p>
      <text:p text:style-name="P29"><text:span text:style-name="T19"/></text:p>
      <text:p text:style-name="P29"/>
      <text:p text:style-name="P29"><text:soft-page-break/><text:span text:style-name="T19">TryOut:</text:span></text:p>
      <text:p text:style-name="P14">create <text:span text:style-name="T13">function</text:span> <text:span text:style-name="T13">func</text:span>_Grade<text:span text:style-name="T14">2</text:span>(roll int, <text:span text:style-name="T14">f_</text:span>name nvarchar(20))</text:p>
      <text:p text:style-name="P14"><text:span text:style-name="T7">Return</text:span><text:span text:style-name="T8">s</text:span><text:span text:style-name="T7"> </text:span><text:span text:style-name="T12">n</text:span><text:span text:style-name="T7">varchar(20)</text:span></text:p>
      <text:p text:style-name="P15">BEGI<text:span text:style-name="T9">N</text:span></text:p>
      <text:p text:style-name="P16">declare message nvarchar(20);</text:p>
      <text:p text:style-name="P16">set message = <text:span text:style-name="T1">"</text:span>Success<text:span text:style-name="T1">"</text:span>;</text:p>
      <text:p text:style-name="P14"><text:span text:style-name="T14">call</text:span><text:span text:style-name="T9"> </text:span><text:span text:style-name="T14">proc</text:span><text:span text:style-name="T9">_Grade</text:span><text:span text:style-name="T14">2</text:span><text:span text:style-name="T9">(</text:span><text:span text:style-name="T14">@roll</text:span><text:span text:style-name="T9">, </text:span><text:span text:style-name="T14">@f_</text:span><text:span text:style-name="T9">name</text:span>);</text:p>
      <text:p text:style-name="P17">return <text:span text:style-name="T13">message</text:span><text:span text:style-name="T1">;</text:span></text:p>
      <text:p text:style-name="P32">End$$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09:09:51.035446457</meta:creation-date>
    <dc:date>2024-08-07T15:49:32.926736903</dc:date>
    <meta:editing-duration>PT1H25M43S</meta:editing-duration>
    <meta:editing-cycles>22</meta:editing-cycles>
    <meta:generator>LibreOffice/7.3.7.2$Linux_X86_64 LibreOffice_project/30$Build-2</meta:generator>
    <meta:document-statistic meta:table-count="0" meta:image-count="0" meta:object-count="0" meta:page-count="3" meta:paragraph-count="80" meta:word-count="390" meta:character-count="2522" meta:non-whitespace-character-count="2192"/>
  </office:meta>
</office:document-meta>
</file>